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3866ec"/>
    </style:style>
    <style:style style:name="P2" style:family="paragraph" style:parent-style-name="Text_20_body">
      <style:text-properties officeooo:paragraph-rsid="0052573a"/>
    </style:style>
    <style:style style:name="P3" style:family="paragraph" style:parent-style-name="Text_20_body">
      <style:text-properties officeooo:paragraph-rsid="002a8d15"/>
    </style:style>
    <style:style style:name="P4" style:family="paragraph" style:parent-style-name="Text_20_body">
      <style:text-properties officeooo:paragraph-rsid="003ca60f"/>
    </style:style>
    <style:style style:name="P5" style:family="paragraph" style:parent-style-name="Text_20_body">
      <style:text-properties officeooo:paragraph-rsid="00333789"/>
    </style:style>
    <style:style style:name="P6" style:family="paragraph" style:parent-style-name="Text_20_body">
      <style:text-properties fo:font-weight="normal" officeooo:rsid="005a9bd6" officeooo:paragraph-rsid="005a9bd6" style:font-weight-asian="normal" style:font-weight-complex="normal"/>
    </style:style>
    <style:style style:name="T1" style:family="text">
      <style:text-properties officeooo:rsid="00356d74"/>
    </style:style>
    <style:style style:name="T2" style:family="text">
      <style:text-properties fo:font-weight="normal" officeooo:rsid="00356d74" style:font-weight-asian="normal" style:font-weight-complex="normal"/>
    </style:style>
    <style:style style:name="T3" style:family="text">
      <style:text-properties fo:font-weight="bold" officeooo:rsid="00554401" style:font-weight-asian="bold" style:font-weight-complex="bold"/>
    </style:style>
    <style:style style:name="T4" style:family="text">
      <style:text-properties fo:font-weight="normal" officeooo:rsid="00554401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2573a" style:font-weight-asian="normal" style:font-weight-complex="normal"/>
    </style:style>
    <style:style style:name="T7" style:family="text">
      <style:text-properties officeooo:rsid="0061a3e8"/>
    </style:style>
    <style:style style:name="T8" style:family="text">
      <style:text-properties officeooo:rsid="002a8d15"/>
    </style:style>
    <style:style style:name="T9" style:family="text">
      <style:text-properties fo:font-weight="normal" officeooo:rsid="002be41e" style:font-weight-asian="normal" style:font-weight-complex="normal"/>
    </style:style>
    <style:style style:name="T10" style:family="text">
      <style:text-properties fo:font-weight="normal" officeooo:rsid="002cda94" style:font-weight-asian="normal" style:font-weight-complex="normal"/>
    </style:style>
    <style:style style:name="T11" style:family="text">
      <style:text-properties fo:font-weight="normal" officeooo:rsid="003e7653" style:font-weight-asian="normal" style:font-weight-complex="normal"/>
    </style:style>
    <style:style style:name="T12" style:family="text">
      <style:text-properties fo:font-weight="normal" officeooo:rsid="0055e92a" style:font-weight-asian="normal" style:font-weight-complex="normal"/>
    </style:style>
    <style:style style:name="T13" style:family="text">
      <style:text-properties officeooo:rsid="002dee76"/>
    </style:style>
    <style:style style:name="T14" style:family="text">
      <style:text-properties officeooo:rsid="002e167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6d02a"/>
    </style:style>
    <style:style style:name="T17" style:family="text">
      <style:text-properties officeooo:rsid="005e90f3"/>
    </style:style>
    <style:style style:name="T18" style:family="text">
      <style:text-properties officeooo:rsid="003a28b3"/>
    </style:style>
    <style:style style:name="T19" style:family="text">
      <style:text-properties officeooo:rsid="003a527f"/>
    </style:style>
    <style:style style:name="T20" style:family="text">
      <style:text-properties officeooo:rsid="003ca60f"/>
    </style:style>
    <style:style style:name="T21" style:family="text">
      <style:text-properties officeooo:rsid="004c13c5"/>
    </style:style>
    <style:style style:name="T22" style:family="text">
      <style:text-properties officeooo:rsid="00607934"/>
    </style:style>
    <style:style style:name="T23" style:family="text">
      <style:text-properties officeooo:rsid="00401bf8"/>
    </style:style>
    <style:style style:name="T24" style:family="text">
      <style:text-properties officeooo:rsid="00408791"/>
    </style:style>
    <style:style style:name="T25" style:family="text">
      <style:text-properties officeooo:rsid="004223bc"/>
    </style:style>
    <style:style style:name="T26" style:family="text">
      <style:text-properties officeooo:rsid="00450043"/>
    </style:style>
    <style:style style:name="T27" style:family="text">
      <style:text-properties officeooo:rsid="0047ab41"/>
    </style:style>
    <style:style style:name="T28" style:family="text">
      <style:text-properties officeooo:rsid="004843e7"/>
    </style:style>
    <style:style style:name="T29" style:family="text">
      <style:text-properties officeooo:rsid="00496dfa"/>
    </style:style>
    <style:style style:name="T30" style:family="text">
      <style:text-properties officeooo:rsid="004a6453"/>
    </style:style>
    <style:style style:name="T31" style:family="text">
      <style:text-properties officeooo:rsid="004a9c0d"/>
    </style:style>
    <style:style style:name="T32" style:family="text">
      <style:text-properties officeooo:rsid="004e9f27"/>
    </style:style>
    <style:style style:name="T33" style:family="text">
      <style:text-properties officeooo:rsid="00501695"/>
    </style:style>
    <style:style style:name="T34" style:family="text">
      <style:text-properties officeooo:rsid="00506aeb"/>
    </style:style>
    <style:style style:name="T35" style:family="text">
      <style:text-properties officeooo:rsid="0051baff"/>
    </style:style>
    <style:style style:name="T36" style:family="text">
      <style:text-properties officeooo:rsid="0051dbd3"/>
    </style:style>
    <style:style style:name="T37" style:family="text">
      <style:text-properties officeooo:rsid="006404cb"/>
    </style:style>
    <style:style style:name="T38" style:family="text">
      <style:text-properties officeooo:rsid="006280cb"/>
    </style:style>
    <style:style style:name="T39" style:family="text">
      <style:text-properties fo:font-weight="normal" officeooo:rsid="0021fd5b" style:font-weight-asian="normal" style:font-weight-complex="normal"/>
    </style:style>
    <style:style style:name="T40" style:family="text">
      <style:text-properties fo:font-weight="normal" officeooo:rsid="0022f347" style:font-weight-asian="normal" style:font-weight-complex="normal"/>
    </style:style>
    <style:style style:name="T41" style:family="text">
      <style:text-properties fo:font-weight="normal" officeooo:rsid="002417eb" style:font-weight-asian="normal" style:font-weight-complex="normal"/>
    </style:style>
    <style:style style:name="T42" style:family="text">
      <style:text-properties fo:font-weight="normal" officeooo:rsid="00331f13" style:font-weight-asian="normal" style:font-weight-complex="normal"/>
    </style:style>
    <style:style style:name="T43" style:family="text">
      <style:text-properties fo:font-weight="normal" officeooo:rsid="00340088" style:font-weight-asian="normal" style:font-weight-complex="normal"/>
    </style:style>
    <style:style style:name="T44" style:family="text">
      <style:text-properties fo:font-weight="normal" officeooo:rsid="005807ac" style:font-weight-asian="normal" style:font-weight-complex="normal"/>
    </style:style>
    <style:style style:name="T45" style:family="text">
      <style:text-properties fo:font-weight="normal" officeooo:rsid="0059c108" style:font-weight-asian="normal" style:font-weight-complex="normal"/>
    </style:style>
    <style:style style:name="T46" style:family="text">
      <style:text-properties officeooo:rsid="005b6f04"/>
    </style:style>
    <style:style style:name="T47" style:family="text">
      <style:text-properties officeooo:rsid="005b0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ject Proposal: "Standard Linux - Architect"</text:span></text:h>
      <text:p text:style-name="P1"><text:span text:style-name="Strong_20_Emphasis"><text:span text:style-name="T1">Developer’s Mantra:</text:span></text:span><text:span text:style-name="Strong_20_Emphasis"><text:span text:style-name="T2"> Always Ready. Late to Market. Never Rushed.</text:span></text:span></text:p>
      <text:p text:style-name="P2"><text:span text:style-name="Strong_20_Emphasis"><text:span text:style-name="T3">Description and Features:</text:span></text:span><text:span text:style-name="Strong_20_Emphasis"><text:span text:style-name="T4"> </text:span></text:span><text:span text:style-name="Strong_20_Emphasis"><text:span text:style-name="T5">Fork of Linux Ubuntu, </text:span></text:span><text:span text:style-name="Strong_20_Emphasis"><text:span text:style-name="T6">community</text:span></text:span><text:span text:style-name="T5"> </text:span><text:span text:style-name="Strong_20_Emphasis"><text:span text:style-name="T5">focus for IBM,</text:span></text:span><text:span text:style-name="Strong_20_Emphasis"><text:span text:style-name="T6"> </text:span></text:span><text:span text:style-name="Strong_20_Emphasis"><text:span text:style-name="T5">Dell </text:span></text:span><text:span text:style-name="Strong_20_Emphasis"><text:span text:style-name="T6">PCs,</text:span></text:span><text:span text:style-name="T5"> and </text:span><text:span text:style-name="Strong_20_Emphasis"><text:span text:style-name="T5">Brother printers</text:span></text:span><text:span text:style-name="T5">. Multiboot support for multiple operating systems, with “ArcaOS” highlighted </text:span><text:span text:style-name="T6">as a preferred companion OS</text:span><text:span text:style-name="T5">.</text:span></text:p>
      <text:p text:style-name="Text_20_body"><text:span text:style-name="Strong_20_Emphasis">Software </text:span><text:span text:style-name="Strong_20_Emphasis"><text:span text:style-name="T7">Environment</text:span></text:span><text:span text:style-name="Strong_20_Emphasis">:</text:span></text:p>
      <text:p text:style-name="Text_20_body"><text:span text:style-name="Strong_20_Emphasis">Native Linux </text:span><text:span text:style-name="Strong_20_Emphasis"><text:span text:style-name="T8">Pre-Installed </text:span></text:span><text:span text:style-name="Strong_20_Emphasis">Applications:</text:span> FreeCAD, LibreCAD, Blender, BRL-CAD, OpenSCAD, HeeksCAD, QCAD, Sweet Home 3D, <text:span text:style-name="Strong_20_Emphasis"><text:span text:style-name="T5">LibreOffice, Vivaldi Browser, </text:span></text:span><text:span text:style-name="Strong_20_Emphasis"><text:span text:style-name="T9">A</text:span></text:span><text:span text:style-name="Strong_20_Emphasis"><text:span text:style-name="T5">udacious, VLC media player, nomacs, Manuskript, </text:span></text:span><text:span text:style-name="Strong_20_Emphasis"><text:span text:style-name="T10">DropBox, Notepad Next, Qalculate!, PDFedit, OpenTax, </text:span></text:span><text:span text:style-name="Strong_20_Emphasis"><text:span text:style-name="T11">Google Maps, Google Earth, GnuCash, </text:span></text:span><text:span text:style-name="Strong_20_Emphasis"><text:span text:style-name="T12">Dev-Team Choice Software.</text:span></text:span></text:p>
      <text:p text:style-name="P3"><text:span text:style-name="Strong_20_Emphasis">Non-Native Layer </text:span><text:span text:style-name="Strong_20_Emphasis"><text:span text:style-name="T8">Pre-Installed</text:span></text:span><text:span text:style-name="Strong_20_Emphasis"> Applications:</text:span> Wine, Bottles, DOSBo<text:span text:style-name="T5">x, </text:span><text:span text:style-name="Strong_20_Emphasis"><text:span text:style-name="T5">VirtualBox</text:span></text:span><text:span text:style-name="T5">, </text:span><text:span text:style-name="Strong_20_Emphasis"><text:span text:style-name="T5">Lutris, FreeDOS, ReactOS, Dev-Team Choice Software.</text:span></text:span></text:p>
      <text:p text:style-name="P3"><text:span text:style-name="Strong_20_Emphasis">Non-Native </text:span><text:span text:style-name="Strong_20_Emphasis"><text:span text:style-name="T8">Pre-Configured</text:span></text:span><text:span text:style-name="Strong_20_Emphasis"> </text:span><text:span text:style-name="Strong_20_Emphasis"><text:span text:style-name="T8">(Not Necessarily Pre-Installed) </text:span></text:span><text:span text:style-name="Strong_20_Emphasis">Applications:</text:span> Auto<text:span text:style-name="T13">Desk Suite</text:span>, <text:span text:style-name="T13">Bently Suite, </text:span>WaterCAD, SolidWorks, Revit, Civil 3D, MathCAD, ArchiCAD, <text:span text:style-name="T14">ZW CAD, SurveyMonkey, RoadEng, XSTABL v5, Dev-Team Choice Software.</text:span></text:p>
      <text:p text:style-name="P4"><text:span text:style-name="T15">Sub-Project Proposals:</text:span> Offline SurveyMonkey Clone, <text:span text:style-name="T16">Offline </text:span><text:span text:style-name="T17">Most Popular Legacy Version of </text:span>SketchUp<text:span text:style-name="T18"> </text:span>Clone, AC3D Screensaver Clone, RoadEng <text:span text:style-name="T19">Clone, </text:span><text:span text:style-name="T20">Legacy Spreadsheets to LibreCalc Converter </text:span><text:span text:style-name="T21">(Lotus 1-2-3, LNMO, MS-Excell, MAX Quake, Max Wind, </text:span><text:span text:style-name="T22">etc.</text:span><text:span text:style-name="T21">)</text:span><text:span text:style-name="T20">, <text:s/>Legacy Text Documents to LibreWriter Converter </text:span><text:span text:style-name="T22">(Word Perfect, MS-Word, etc.)</text:span><text:span text:style-name="T20">, </text:span><text:span text:style-name="T23">Legacy RISA </text:span><text:span text:style-name="T24">v8 v9 v10 </text:span><text:span text:style-name="T25">Hybrid Feature </text:span><text:span text:style-name="T23">Clone, </text:span><text:span text:style-name="T26">Legacy Enercalc v6 Clone, </text:span><text:span text:style-name="T16">Offline Wood Works Clone, </text:span><text:span text:style-name="T27">Offline Most Popular Legacy Ver. of ADAPT-Builder Clone, </text:span><text:span text:style-name="T28">Offline Dubal Suite Clone, </text:span><text:span text:style-name="T29">Most Popular Legacy Version of MATLAB Clone, </text:span><text:span text:style-name="T30">Offline Structural Software (VisualAnalysis, etc.) Suite Clone, </text:span><text:span text:style-name="T31">Offline Most Popular Legacy Versions of Autodesk (AutoCad v12, etc.) Suite, </text:span><text:span text:style-name="T32">QuickBooks to </text:span>GnuCash <text:span text:style-name="T32">Converter, </text:span><text:span text:style-name="T33">Solidworks Suite Clone, </text:span><text:span text:style-name="T34">Offline </text:span><text:span text:style-name="T33">STAAD </text:span><text:span text:style-name="T34">Clone, </text:span><text:span text:style-name="T35">Offline </text:span><text:span text:style-name="T34">COMSOL Multiphysics </text:span><text:span text:style-name="T35">Clone, </text:span><text:span text:style-name="T36">MathCAD v15 Clone, Dev-Team Choice Software.</text:span></text:p>
      <text:p text:style-name="P5"><text:span text:style-name="Strong_20_Emphasis"><text:span text:style-name="T37">CAD Focused </text:span></text:span><text:span text:style-name="Strong_20_Emphasis">Community </text:span><text:span text:style-name="Strong_20_Emphasis"><text:span text:style-name="T38">Boards</text:span></text:span><text:span text:style-name="Strong_20_Emphasis">:</text:span><text:line-break/><text:span text:style-name="T5">Users seeking support will experience a </text:span><text:span text:style-name="Strong_20_Emphasis"><text:span text:style-name="T5">friction-free posting system</text:span></text:span><text:span text:style-name="T5">, allowing them to </text:span><text:span text:style-name="Strong_20_Emphasis"><text:span text:style-name="T5">submit issues without registering</text:span></text:span><text:span text:style-name="T5">. All posts will </text:span><text:span text:style-name="Strong_20_Emphasis"><text:span text:style-name="T5">remain </text:span></text:span><text:span text:style-name="Strong_20_Emphasis"><text:span text:style-name="T39">hidden</text:span></text:span><text:span text:style-name="Strong_20_Emphasis"><text:span text:style-name="T5"> to other users</text:span></text:span><text:span text:style-name="T5"> </text:span><text:span text:style-name="T39">until registration,</text:span><text:span text:style-name="T5"> </text:span><text:span text:style-name="Strong_20_Emphasis"><text:span text:style-name="T5">only high-level moderators</text:span></text:span><text:span text:style-name="T5"> can view </text:span><text:span text:style-name="T40">or publicize </text:span><text:span text:style-name="T39">unregistered posts</text:span><text:span text:style-name="T5">. Users will </text:span><text:span text:style-name="Strong_20_Emphasis"><text:span text:style-name="T5">not receive updates on their issues</text:span></text:span><text:span text:style-name="T5"> until they </text:span><text:span text:style-name="Strong_20_Emphasis"><text:span text:style-name="T5">register their IP address and email via free account </text:span></text:span><text:span text:style-name="Strong_20_Emphasis"><text:span text:style-name="T39">creation</text:span></text:span><text:span text:style-name="T5">, ensuring privacy while </text:span><text:span text:style-name="T41">still </text:span><text:span text:style-name="T5">enabling follow-up </text:span><text:span text:style-name="T39">support</text:span><text:span text:style-name="T5">. </text:span><text:span text:style-name="T39">High level moderators maintain a level of judicial discretion when making public any hidden post. </text:span><text:span text:style-name="T5">Full collaboration, guidance, and troubleshooting support are </text:span><text:span text:style-name="T42">self sustained</text:span><text:span text:style-name="T5"> </text:span><text:span text:style-name="T42">by user community</text:span><text:span text:style-name="T5">. Discussion Boards </text:span><text:span text:style-name="T42">can include topics like: “</text:span><text:span text:style-name="T43">Naturally</text:span><text:span text:style-name="T5"> Unincorporated Building Codes.”, </text:span><text:span text:style-name="T44">among typical discussions regarding local codes, laws, zones, and ordinances, </text:span><text:span text:style-name="T45">etc.</text:span></text:p>
      <text:p text:style-name="P6"><text:span text:style-name="T15">Dev Team:</text:span> The lead developer just remembered that he is not a programmer, <text:span text:style-name="T46">that </text:span>he has no friends, <text:span text:style-name="T46">that </text:span>no one on his team, and has <text:span text:style-name="T47">just now </text:span>decided to retire from this project. But he has supreme faith that the global open source community can take over the proposed project(s) it it’s own organic wa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22:23:51.126325202</meta:creation-date>
    <dc:date>2026-04-09T15:46:33.676690938</dc:date>
    <meta:editing-duration>PT8H23S</meta:editing-duration>
    <meta:editing-cycles>79</meta:editing-cycles>
    <meta:generator>LibreOffice/25.2.3.2$Linux_X86_64 LibreOffice_project/520$Build-2</meta:generator>
    <meta:document-statistic meta:table-count="0" meta:image-count="0" meta:object-count="0" meta:page-count="1" meta:paragraph-count="10" meta:word-count="409" meta:character-count="2985" meta:non-whitespace-character-count="2585"/>
  </office:meta>
</office:document-meta>
</file>